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ca3f" officeooo:paragraph-rsid="0008ca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5:</text:p>
      <text:p text:style-name="P1"/>
      <text:p text:style-name="P1">In this assignment, there were a few tricks. Going over the sample codes of task_commander and reactive_task commander, the assignment was easy and straight forward. However, the interesting part was to see the nuances of failure of the robot because of failure to find the IK. </text:p>
      <text:p text:style-name="P1">Speed of actuation from point A to point B was challenging. Collision with the gear was at times random as the head would pinch it while going to the location right beside the gear. </text:p>
      <text:p text:style-name="P1"/>
      <text:p text:style-name="P1">My approach was basic, based on the position of the gear using magic_object_finder go right beside it (left or right based on final position) but at a distance of 0.1m above it. Then go vertically down without changing x and y and push along x direction. Similar approach for y direction but the new pose had to be found using magic_object_finder before pushing along y axis.</text:p>
      <text:p text:style-name="P1"/>
      <text:p text:style-name="P1">To run:</text:p>
      <text:p text:style-name="P1"/>
      <text:p text:style-name="P1">start magic_object_finder</text:p>
      <text:p text:style-name="P1">After adding executable run the code.</text:p>
      <text:p text:style-name="P1"/>
      <text:p text:style-name="P1">The first lines in the code mention the desired final position (which does not include offset of the gear center)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22:05:20.158692038</meta:creation-date>
    <dc:date>2018-10-29T22:09:57.219875394</dc:date>
    <meta:editing-duration>PT4M37S</meta:editing-duration>
    <meta:editing-cycles>1</meta:editing-cycles>
    <meta:document-statistic meta:table-count="0" meta:image-count="0" meta:object-count="0" meta:page-count="1" meta:paragraph-count="9" meta:word-count="178" meta:character-count="1032" meta:non-whitespace-character-count="859"/>
    <meta:generator>LibreOffice/5.1.6.2$Linux_X86_64 LibreOffice_project/10m0$Build-2</meta:generator>
  </office:meta>
</office:document-meta>
</file>